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6年(西元1987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981169.288887908" calcext:value-type="float">
            <text:p><text:s/>981,169 <text:s/></text:p>
          </table:table-cell>
          <table:table-cell table:style-name="ce49" office:value-type="float" office:value="49985.7611101838" calcext:value-type="float">
            <text:p><text:s/>49,986 <text:s/></text:p>
          </table:table-cell>
          <table:table-cell table:style-name="ce49" office:value-type="float" office:value="1449254.23888832" calcext:value-type="float">
            <text:p><text:s/>1,449,254 <text:s/></text:p>
          </table:table-cell>
          <table:table-cell table:number-columns-repeated="6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9488509.89111111" calcext:value-type="float">
            <text:p><text:s/>9,488,510 <text:s/></text:p>
          </table:table-cell>
          <table:table-cell table:style-name="ce50" office:value-type="float" office:value="3489599" calcext:value-type="float">
            <text:p><text:s/>3,489,599 <text:s/></text:p>
          </table:table-cell>
          <table:table-cell table:style-name="ce50" office:value-type="float" office:value="10532037" calcext:value-type="float">
            <text:p><text:s/>10,532,03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863" calcext:value-type="float">
            <text:p><text:s/>12,86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9555.77777777778" calcext:value-type="float">
            <text:p><text:s/>9,55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2286" calcext:value-type="float">
            <text:p><text:s/>12,28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619102.807554575" calcext:value-type="float">
            <text:p><text:s/>619,103 <text:s/></text:p>
          </table:table-cell>
          <table:table-cell table:style-name="ce50" office:value-type="float" office:value="555553.761110184" calcext:value-type="float">
            <text:p><text:s/>555,554 <text:s/></text:p>
          </table:table-cell>
          <table:table-cell table:style-name="ce50" office:value-type="float" office:value="111431.238888317" calcext:value-type="float">
            <text:p><text:s/>111,43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7183.834" calcext:value-type="float">
            <text:p><text:s/>127,18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9841020.59466667" calcext:value-type="float">
            <text:p><text:s/>9,841,021 <text:s/></text:p>
          </table:table-cell>
          <table:table-cell table:style-name="ce51" office:value-type="float" office:value="2984031" calcext:value-type="float">
            <text:p><text:s/>2,984,031 <text:s/></text:p>
          </table:table-cell>
          <table:table-cell table:style-name="ce51" office:value-type="float" office:value="11869860" calcext:value-type="float">
            <text:p><text:s/>11,869,860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-126606.834" calcext:value-type="float">
            <text:p><text:s/>-126,607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-189.933333333325" calcext:value-type="float">
            <text:p><text:s/>-190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9270558.7306025" calcext:value-type="float">
            <text:p><text:s/>9,270,559 <text:s/></text:p>
          </table:table-cell>
          <table:table-cell table:style-name="ce50" office:value-type="float" office:value="2984031" calcext:value-type="float">
            <text:p><text:s/>2,984,031 <text:s/></text:p>
          </table:table-cell>
          <table:table-cell table:style-name="ce50" office:value-type="float" office:value="8208510" calcext:value-type="float">
            <text:p><text:s/>8,208,5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756341.674" calcext:value-type="float">
            <text:p><text:s/>1,756,34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2274076.34333333" calcext:value-type="float">
            <text:p><text:s/>2,274,076 <text:s/></text:p>
          </table:table-cell>
          <table:table-cell table:style-name="ce50" office:value-type="float" office:value="2984031" calcext:value-type="float">
            <text:p><text:s/>2,984,03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341" calcext:value-type="float">
            <text:p><text:s/>15,34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1358287.042" calcext:value-type="float">
            <text:p><text:s/>1,358,28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502" calcext:value-type="float">
            <text:p><text:s/>5,50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741000.674" calcext:value-type="float">
            <text:p><text:s/>1,741,00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5215194.54333333" calcext:value-type="float">
            <text:p><text:s/>5,215,19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203008" calcext:value-type="float">
            <text:p><text:s/>8,203,00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423000.801935833" calcext:value-type="float">
            <text:p><text:s/>423,001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2818109.74466156" calcext:value-type="float">
            <text:p><text:s/>2,818,11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2273888" calcext:value-type="float">
            <text:p><text:s/>2,273,88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2818109.74466156" calcext:value-type="float">
            <text:p><text:s/>2,818,11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2273888" calcext:value-type="float">
            <text:p><text:s/>2,273,88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430127.637925333" calcext:value-type="float">
            <text:p><text:s/>430,12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102" calcext:value-type="float">
            <text:p><text:s/>23,10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422" calcext:value-type="float">
            <text:p><text:s/>5,42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2465.29222222222" calcext:value-type="float">
            <text:p><text:s/>2,46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767" calcext:value-type="float">
            <text:p><text:s/>3,76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219516.525317111" calcext:value-type="float">
            <text:p><text:s/>219,51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335" calcext:value-type="float">
            <text:p><text:s/>19,33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422" calcext:value-type="float">
            <text:p><text:s/>5,42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208145.820386" calcext:value-type="float">
            <text:p><text:s/>208,146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3630.89455555556" calcext:value-type="float">
            <text:p><text:s/>3,631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1405.166" calcext:value-type="float">
            <text:p><text:s/>1,405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2955003.00957817" calcext:value-type="float">
            <text:p><text:s/>2,955,003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638248" calcext:value-type="float">
            <text:p><text:s/>3,638,248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384112.326" calcext:value-type="float">
            <text:p><text:s/>384,112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2955003.00957817" calcext:value-type="float">
            <text:p><text:s/>2,955,003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638248" calcext:value-type="float">
            <text:p><text:s/>3,638,248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384112.326" calcext:value-type="float">
            <text:p><text:s/>384,112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909992.81735594" calcext:value-type="float">
            <text:p><text:s/>2,909,99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574431" calcext:value-type="float">
            <text:p><text:s/>3,574,43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83307.326" calcext:value-type="float">
            <text:p><text:s/>383,30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11718.26" calcext:value-type="float">
            <text:p><text:s/>11,71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006" calcext:value-type="float">
            <text:p><text:s/>17,00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57" calcext:value-type="float">
            <text:p><text:s/>75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7137.04111111111" calcext:value-type="float">
            <text:p><text:s/>7,13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613" calcext:value-type="float">
            <text:p><text:s/>7,61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648" calcext:value-type="float">
            <text:p><text:s/>2,64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2631.52111111111" calcext:value-type="float">
            <text:p><text:s/>2,63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021" calcext:value-type="float">
            <text:p><text:s/>4,02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469.236666666667" calcext:value-type="float">
            <text:p><text:s/>46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17" calcext:value-type="float">
            <text:p><text:s/>71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141807.703333333" calcext:value-type="float">
            <text:p><text:s/>141,80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1455" calcext:value-type="float">
            <text:p><text:s/>211,45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595215.5" calcext:value-type="float">
            <text:p><text:s/>595,21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81629" calcext:value-type="float">
            <text:p><text:s/>881,62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92" calcext:value-type="float">
            <text:p><text:s/>1,49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92473.9377777778" calcext:value-type="float">
            <text:p><text:s/>92,47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5168" calcext:value-type="float">
            <text:p><text:s/>135,16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92" calcext:value-type="float">
            <text:p><text:s/>1,49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40309.5644444444" calcext:value-type="float">
            <text:p>( 40,310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57951" calcext:value-type="float">
            <text:p>( 57,951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492" calcext:value-type="float">
            <text:p>( 1,492 <text:s/>)</text:p>
          </table:table-cell>
          <table:table-cell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52164.3733333333" calcext:value-type="float">
            <text:p>( 52,164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77217" calcext:value-type="float">
            <text:p>( 77,217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219848.155555556" calcext:value-type="float">
            <text:p><text:s/>219,84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25692" calcext:value-type="float">
            <text:p><text:s/>325,69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260506.825555556" calcext:value-type="float">
            <text:p><text:s/>260,50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86562" calcext:value-type="float">
            <text:p><text:s/>386,56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22386.5811111111" calcext:value-type="float">
            <text:p><text:s/>22,387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34207" calcext:value-type="float">
            <text:p><text:s/>34,207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810.202222222222" calcext:value-type="float">
            <text:p><text:s/>81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38" calcext:value-type="float">
            <text:p><text:s/>1,23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643372.06333333" calcext:value-type="float">
            <text:p><text:s/>1,643,37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25947" calcext:value-type="float">
            <text:p><text:s/>2,425,94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9020" calcext:value-type="float">
            <text:p><text:s/>19,02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405211.56333333" calcext:value-type="float">
            <text:p><text:s/>1,405,21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89163" calcext:value-type="float">
            <text:p><text:s/>2,089,16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238160.5" calcext:value-type="float">
            <text:p><text:s/>238,16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6784" calcext:value-type="float">
            <text:p><text:s/>336,78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9020" calcext:value-type="float">
            <text:p><text:s/>19,02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486407.7829115" calcext:value-type="float">
            <text:p><text:s/>486,40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501" calcext:value-type="float">
            <text:p><text:s/>24,50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33387.326" calcext:value-type="float">
            <text:p><text:s/>333,38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481414.449578167" calcext:value-type="float">
            <text:p><text:s/>481,41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501" calcext:value-type="float">
            <text:p><text:s/>24,50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26967.326" calcext:value-type="float">
            <text:p><text:s/>326,96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4993.33333333333" calcext:value-type="float">
            <text:p><text:s/>4,99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6420" calcext:value-type="float">
            <text:p><text:s/>6,42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11995.6666666667" calcext:value-type="float">
            <text:p><text:s/>11,99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5423" calcext:value-type="float">
            <text:p><text:s/>15,42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7630.61777777778" calcext:value-type="float">
            <text:p><text:s/>7,631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304" calcext:value-type="float">
            <text:p><text:s/>304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9555" calcext:value-type="float">
            <text:p><text:s/>9,555 <text:s/></text:p>
          </table:table-cell>
          <table:table-cell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460.444444444445" calcext:value-type="float">
            <text:p><text:s/>46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592" calcext:value-type="float">
            <text:p><text:s/>59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336.777777777778" calcext:value-type="float">
            <text:p><text:s/>33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33" calcext:value-type="float">
            <text:p><text:s/>43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616" calcext:value-type="float">
            <text:p><text:s/>61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792" calcext:value-type="float">
            <text:p><text:s/>79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616" calcext:value-type="float">
            <text:p><text:s/>61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792" calcext:value-type="float">
            <text:p><text:s/>79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1.96333333333333" calcext:value-type="float">
            <text:p><text:s/>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" calcext:value-type="float">
            <text:p><text:s/>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1.96333333333333" calcext:value-type="float">
            <text:p><text:s/>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" calcext:value-type="float">
            <text:p><text:s/>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41134.4077777778" calcext:value-type="float">
            <text:p><text:s/>41,13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2703" calcext:value-type="float">
            <text:p><text:s/>62,70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" calcext:value-type="float">
            <text:p><text:s/>1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62.0666666666667" calcext:value-type="float">
            <text:p><text:s/>62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10.1111111111111" calcext:value-type="float">
            <text:p><text:s/>1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" calcext:value-type="float">
            <text:p><text:s/>1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913.95111111111" calcext:value-type="float">
            <text:p><text:s/>2,91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444" calcext:value-type="float">
            <text:p><text:s/>4,44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38148.2788888889" calcext:value-type="float">
            <text:p><text:s/>38,14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58259" calcext:value-type="float">
            <text:p><text:s/>58,259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3257.82111111111" calcext:value-type="float">
            <text:p><text:s/>3,258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111" calcext:value-type="float">
            <text:p><text:s/>1,111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21867671.002" calcext:value-type="float">
            <text:p><text:s/>21,867,67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1867671.002" calcext:value-type="float">
            <text:p><text:s/>21,867,671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21867671.002" calcext:value-type="float">
            <text:p><text:s/>21,867,67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1867671.002" calcext:value-type="float">
            <text:p><text:s/>21,867,671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6年(西元1987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number-columns-repeated="2" table:style-name="ce49" office:value-type="float" office:value="148406" calcext:value-type="float">
            <text:p><text:s/>148,406 <text:s/></text:p>
          </table:table-cell>
          <table:table-cell table:number-columns-repeated="4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367592.0951111" calcext:value-type="float">
            <text:p><text:s/>23,367,592 <text:s/></text:p>
          </table:table-cell>
          <table:table-cell table:style-name="ce50" office:value-type="float" office:value="20233217" calcext:value-type="float">
            <text:p><text:s/>20,233,21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87256.076" calcext:value-type="float">
            <text:p><text:s/>1,087,25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88382.79316593" calcext:value-type="float">
            <text:p><text:s/>1,288,38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18116.71111111" calcext:value-type="float">
            <text:p><text:s/>1,018,11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7746.88" calcext:value-type="float">
            <text:p><text:s/>437,74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53679.6779801984" calcext:value-type="float">
            <text:p><text:s/>-53,680 <text:s/></text:p>
          </table:table-cell>
          <table:table-cell table:style-name="ce50" office:value-type="float" office:value="427267" calcext:value-type="float">
            <text:p><text:s/>427,26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19567.416" calcext:value-type="float">
            <text:p><text:s/>-19,56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0825431.3888143" calcext:value-type="float">
            <text:p><text:s/>20,825,431 <text:s/></text:p>
          </table:table-cell>
          <table:table-cell table:style-name="ce51" office:value-type="float" office:value="19954356" calcext:value-type="float">
            <text:p><text:s/>19,954,356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106823.492" calcext:value-type="float">
            <text:p><text:s/>1,106,82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68840.77466667" calcext:value-type="float">
            <text:p><text:s/>2,868,84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308.312" calcext:value-type="float">
            <text:p><text:s/>7,30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-407" calcext:value-type="float">
            <text:p><text:s/>-407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71551.52" calcext:value-type="float">
            <text:p><text:s/>271,552 <text:s/></text:p>
          </table:table-cell>
          <table:table-cell table:style-name="ce50" office:value-type="float" office:value="2911892.7872" calcext:value-type="float">
            <text:p><text:s/>2,911,893 <text:s/></text:p>
          </table:table-cell>
          <table:table-cell table:style-name="ce50" office:value-type="float" office:value="216131.6949" calcext:value-type="float">
            <text:p><text:s/>216,132 <text:s/></text:p>
          </table:table-cell>
          <table:table-cell table:style-name="ce50" office:value-type="float" office:value="21541765.3111111" calcext:value-type="float">
            <text:p><text:s/>21,541,765 <text:s/></text:p>
          </table:table-cell>
          <table:table-cell table:style-name="ce50" office:value-type="float" office:value="19954356" calcext:value-type="float">
            <text:p><text:s/>19,954,35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965673.0444444" calcext:value-type="float">
            <text:p><text:s/>19,965,673 <text:s/></text:p>
          </table:table-cell>
          <table:table-cell table:style-name="ce50" office:value-type="float" office:value="19954356" calcext:value-type="float">
            <text:p><text:s/>19,954,35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76092.26666667" calcext:value-type="float">
            <text:p><text:s/>1,576,09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71551.52" calcext:value-type="float">
            <text:p><text:s/>271,552 <text:s/></text:p>
          </table:table-cell>
          <table:table-cell table:style-name="ce51" office:value-type="float" office:value="2911892.7872" calcext:value-type="float">
            <text:p><text:s/>2,911,893 <text:s/></text:p>
          </table:table-cell>
          <table:table-cell table:style-name="ce51" office:value-type="float" office:value="216131.6949" calcext:value-type="float">
            <text:p><text:s/>216,132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979444.972" calcext:value-type="float">
            <text:p><text:s/>979,445 <text:s/></text:p>
          </table:table-cell>
          <table:table-cell table:style-name="ce50" office:value-type="float" office:value="6082779.102" calcext:value-type="float">
            <text:p><text:s/>6,082,779 <text:s/></text:p>
          </table:table-cell>
          <table:table-cell table:style-name="ce50" office:value-type="float" office:value="324121.7" calcext:value-type="float">
            <text:p><text:s/>324,122 <text:s/></text:p>
          </table:table-cell>
          <table:table-cell table:style-name="ce50" office:value-type="float" office:value="23383756.4417818" calcext:value-type="float">
            <text:p><text:s/>23,383,75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73453" calcext:value-type="float">
            <text:p><text:s/>1,173,453 <text:s/></text:p>
          </table:table-cell>
          <table:table-cell table:style-name="ce50" office:value-type="float" office:value="990286.992" calcext:value-type="float">
            <text:p><text:s/>990,28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979444.972" calcext:value-type="float">
            <text:p><text:s/>979,445 <text:s/></text:p>
          </table:table-cell>
          <table:table-cell table:style-name="ce50" office:value-type="float" office:value="6082779.102" calcext:value-type="float">
            <text:p><text:s/>6,082,779 <text:s/></text:p>
          </table:table-cell>
          <table:table-cell table:style-name="ce50" office:value-type="float" office:value="324121.7" calcext:value-type="float">
            <text:p><text:s/>324,122 <text:s/></text:p>
          </table:table-cell>
          <table:table-cell table:style-name="ce50" office:value-type="float" office:value="20314052.042492" calcext:value-type="float">
            <text:p><text:s/>20,314,05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73453" calcext:value-type="float">
            <text:p><text:s/>1,173,453 <text:s/></text:p>
          </table:table-cell>
          <table:table-cell table:style-name="ce50" office:value-type="float" office:value="884345.452398667" calcext:value-type="float">
            <text:p><text:s/>884,345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069704.39928978" calcext:value-type="float">
            <text:p><text:s/>3,069,704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05941.539601333" calcext:value-type="float">
            <text:p><text:s/>105,94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11802.658" calcext:value-type="float">
            <text:p><text:s/>311,803 <text:s/></text:p>
          </table:table-cell>
          <table:table-cell table:style-name="ce50" office:value-type="float" office:value="2889637.784" calcext:value-type="float">
            <text:p><text:s/>2,889,638 <text:s/></text:p>
          </table:table-cell>
          <table:table-cell table:style-name="ce50" office:value-type="float" office:value="76139.24" calcext:value-type="float">
            <text:p><text:s/>76,139 <text:s/></text:p>
          </table:table-cell>
          <table:table-cell table:style-name="ce50" office:value-type="float" office:value="2223802.57511111" calcext:value-type="float">
            <text:p><text:s/>2,223,80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73453" calcext:value-type="float">
            <text:p><text:s/>1,173,453 <text:s/></text:p>
          </table:table-cell>
          <table:table-cell table:style-name="ce50" office:value-type="float" office:value="27568.696" calcext:value-type="float">
            <text:p><text:s/>27,56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50.577777777778" calcext:value-type="float">
            <text:p><text:s/>35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209844.998" calcext:value-type="float">
            <text:p><text:s/>209,845 <text:s/></text:p>
          </table:table-cell>
          <table:table-cell table:style-name="ce50" office:value-type="float" office:value="1029804.822" calcext:value-type="float">
            <text:p><text:s/>1,029,805 <text:s/></text:p>
          </table:table-cell>
          <table:table-cell table:style-name="ce50" office:value-type="float" office:value="76139.24" calcext:value-type="float">
            <text:p><text:s/>76,139 <text:s/></text:p>
          </table:table-cell>
          <table:table-cell table:style-name="ce50" office:value-type="float" office:value="8307.63333333333" calcext:value-type="float">
            <text:p><text:s/>8,30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101957.66" calcext:value-type="float">
            <text:p><text:s/>101,958 <text:s/></text:p>
          </table:table-cell>
          <table:table-cell table:style-name="ce50" office:value-type="float" office:value="1859832.962" calcext:value-type="float">
            <text:p><text:s/>1,859,83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.1777777777778" calcext:value-type="float">
            <text:p><text:s/>1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08989.67511111" calcext:value-type="float">
            <text:p><text:s/>2,208,99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73453" calcext:value-type="float">
            <text:p><text:s/>1,173,453 <text:s/></text:p>
          </table:table-cell>
          <table:table-cell table:style-name="ce50" office:value-type="float" office:value="27568.696" calcext:value-type="float">
            <text:p><text:s/>27,56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781.84444444444" calcext:value-type="float">
            <text:p><text:s/>5,78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56.666666666667" calcext:value-type="float">
            <text:p><text:s/>357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5330" calcext:value-type="float">
            <text:p><text:s/>25,330 <text:s/></text:p>
          </table:table-cell>
          <table:table-cell table:style-name="ce52" office:value-type="float" office:value="1691" calcext:value-type="float">
            <text:p><text:s/>1,691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396497.794" calcext:value-type="float">
            <text:p><text:s/>396,498 <text:s/></text:p>
          </table:table-cell>
          <table:table-cell table:style-name="ce52" office:value-type="float" office:value="255918.5308" calcext:value-type="float">
            <text:p><text:s/>255,919 <text:s/></text:p>
          </table:table-cell>
          <table:table-cell table:style-name="ce52" office:value-type="float" office:value="30159.7651" calcext:value-type="float">
            <text:p><text:s/>30,160 <text:s/></text:p>
          </table:table-cell>
          <table:table-cell table:style-name="ce52" office:value-type="float" office:value="17574779.1697072" calcext:value-type="float">
            <text:p><text:s/>17,574,779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062233.476" calcext:value-type="float">
            <text:p><text:s/>2,062,233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396497.794" calcext:value-type="float">
            <text:p><text:s/>396,498 <text:s/></text:p>
          </table:table-cell>
          <table:table-cell table:style-name="ce52" office:value-type="float" office:value="255918.5308" calcext:value-type="float">
            <text:p><text:s/>255,919 <text:s/></text:p>
          </table:table-cell>
          <table:table-cell table:style-name="ce52" office:value-type="float" office:value="30159.7651" calcext:value-type="float">
            <text:p><text:s/>30,160 <text:s/></text:p>
          </table:table-cell>
          <table:table-cell table:style-name="ce52" office:value-type="float" office:value="13558790.2817778" calcext:value-type="float">
            <text:p><text:s/>13,558,790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062233.476" calcext:value-type="float">
            <text:p><text:s/>2,062,23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390884.794" calcext:value-type="float">
            <text:p><text:s/>390,885 <text:s/></text:p>
          </table:table-cell>
          <table:table-cell table:style-name="ce50" office:value-type="float" office:value="255918.5308" calcext:value-type="float">
            <text:p><text:s/>255,919 <text:s/></text:p>
          </table:table-cell>
          <table:table-cell table:style-name="ce50" office:value-type="float" office:value="30159.7651" calcext:value-type="float">
            <text:p><text:s/>30,160 <text:s/></text:p>
          </table:table-cell>
          <table:table-cell table:style-name="ce50" office:value-type="float" office:value="5040851.56088889" calcext:value-type="float">
            <text:p><text:s/>5,040,85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55017.508" calcext:value-type="float">
            <text:p><text:s/>355,01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4777.2333333333" calcext:value-type="float">
            <text:p><text:s/>44,77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204" calcext:value-type="float">
            <text:p><text:s/>20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73699.257333333" calcext:value-type="float">
            <text:p><text:s/>473,69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690.036" calcext:value-type="float">
            <text:p><text:s/>4,69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09289.166666667" calcext:value-type="float">
            <text:p><text:s/>909,28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705.95" calcext:value-type="float">
            <text:p><text:s/>3,70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501.5728888889" calcext:value-type="float">
            <text:p><text:s/>25,50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8.576" calcext:value-type="float">
            <text:p><text:s/>2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272.7195555556" calcext:value-type="float">
            <text:p><text:s/>12,27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46.596" calcext:value-type="float">
            <text:p><text:s/>1,04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78962.046666667" calcext:value-type="float">
            <text:p><text:s/>478,96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911.02" calcext:value-type="float">
            <text:p><text:s/>1,91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126.92533333333" calcext:value-type="float">
            <text:p><text:s/>4,12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470.038" calcext:value-type="float">
            <text:p><text:s/>2,47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46491.98" calcext:value-type="float">
            <text:p><text:s/>1,046,49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18.02" calcext:value-type="float">
            <text:p><text:s/>1,01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46491.98" calcext:value-type="float">
            <text:p><text:s/>1,046,49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18.02" calcext:value-type="float">
            <text:p><text:s/>1,01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046491.98" calcext:value-type="float">
            <text:p>( 1,046,492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018.02" calcext:value-type="float">
            <text:p>( 1,018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3275.5742222222" calcext:value-type="float">
            <text:p><text:s/>93,27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461.428" calcext:value-type="float">
            <text:p><text:s/>4,46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9147.9582222222" calcext:value-type="float">
            <text:p><text:s/>99,14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105.854" calcext:value-type="float">
            <text:p><text:s/>3,106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09153.687111111" calcext:value-type="float">
            <text:p><text:s/>209,154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1116.064" calcext:value-type="float">
            <text:p><text:s/>11,11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36176.572888889" calcext:value-type="float">
            <text:p><text:s/>636,17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23992.976" calcext:value-type="float">
            <text:p><text:s/>223,99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0645.8644444444" calcext:value-type="float">
            <text:p><text:s/>50,64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87.53" calcext:value-type="float">
            <text:p><text:s/>18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5530.708444445" calcext:value-type="float">
            <text:p><text:s/>585,53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23805.446" calcext:value-type="float">
            <text:p><text:s/>223,80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36951.132888889" calcext:value-type="float">
            <text:p>( 136,951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70573.716" calcext:value-type="float">
            <text:p>( 170,574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243340.616444444" calcext:value-type="float">
            <text:p>( 243,341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8578.158" calcext:value-type="float">
            <text:p>( 8,578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390680.794" calcext:value-type="float">
            <text:p><text:s/>390,681 <text:s/></text:p>
          </table:table-cell>
          <table:table-cell table:style-name="ce50" office:value-type="float" office:value="255918.5308" calcext:value-type="float">
            <text:p><text:s/>255,919 <text:s/></text:p>
          </table:table-cell>
          <table:table-cell table:style-name="ce50" office:value-type="float" office:value="30159.7651" calcext:value-type="float">
            <text:p><text:s/>30,160 <text:s/></text:p>
          </table:table-cell>
          <table:table-cell table:style-name="ce50" office:value-type="float" office:value="578869.618666667" calcext:value-type="float">
            <text:p><text:s/>578,87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2455.378" calcext:value-type="float">
            <text:p><text:s/>22,45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390680.794" calcext:value-type="float">
            <text:p><text:s/>390,681 <text:s/></text:p>
          </table:table-cell>
          <table:table-cell table:style-name="ce50" office:value-type="float" office:value="255918.5308" calcext:value-type="float">
            <text:p><text:s/>255,919 <text:s/></text:p>
          </table:table-cell>
          <table:table-cell table:style-name="ce50" office:value-type="float" office:value="30159.7651" calcext:value-type="float">
            <text:p><text:s/>30,160 <text:s/></text:p>
          </table:table-cell>
          <table:table-cell table:style-name="ce50" office:value-type="float" office:value="508022.966222222" calcext:value-type="float">
            <text:p><text:s/>508,02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0772.966" calcext:value-type="float">
            <text:p><text:s/>20,77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0846.6524444445" calcext:value-type="float">
            <text:p><text:s/>70,84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82.412" calcext:value-type="float">
            <text:p><text:s/>1,68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86.6666666666667" calcext:value-type="float">
            <text:p>( 87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1466.208" calcext:value-type="float">
            <text:p><text:s/>91,46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9765.662" calcext:value-type="float">
            <text:p><text:s/>19,766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3358.564" calcext:value-type="float">
            <text:p><text:s/>23,359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332.196" calcext:value-type="float">
            <text:p><text:s/>33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1624.8208888889" calcext:value-type="float">
            <text:p><text:s/>81,62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0392.548" calcext:value-type="float">
            <text:p><text:s/>20,39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9341.1693333333" calcext:value-type="float">
            <text:p><text:s/>59,34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990.404" calcext:value-type="float">
            <text:p><text:s/>6,99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2602.9857777778" calcext:value-type="float">
            <text:p><text:s/>52,60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534.762" calcext:value-type="float">
            <text:p><text:s/>27,53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90.63333333333" calcext:value-type="float">
            <text:p><text:s/>1,39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9322.866666667" calcext:value-type="float">
            <text:p><text:s/>119,32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226877.73111111" calcext:value-type="float">
            <text:p><text:s/>5,226,87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3118.62" calcext:value-type="float">
            <text:p><text:s/>73,11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906857.73333333" calcext:value-type="float">
            <text:p><text:s/>4,906,85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7078.0444444444" calcext:value-type="float">
            <text:p><text:s/>47,07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9823.333333333" calcext:value-type="float">
            <text:p><text:s/>199,82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42380.2" calcext:value-type="float">
            <text:p><text:s/>942,38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240.24444444444" calcext:value-type="float">
            <text:p><text:s/>5,24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937139.955555556" calcext:value-type="float">
            <text:p><text:s/>937,140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190" calcext:value-type="float">
            <text:p><text:s/>19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14108.81111111" calcext:value-type="float">
            <text:p><text:s/>1,214,10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358" calcext:value-type="float">
            <text:p><text:s/>5,35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133" calcext:value-type="float">
            <text:p><text:s/>13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8728.878222222" calcext:value-type="float">
            <text:p><text:s/>118,72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034.734" calcext:value-type="float">
            <text:p><text:s/>5,03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273.15555555556" calcext:value-type="float">
            <text:p><text:s/>7,27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072.1333333333" calcext:value-type="float">
            <text:p><text:s/>11,07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340.1333333333" calcext:value-type="float">
            <text:p><text:s/>15,34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051.0666666667" calcext:value-type="float">
            <text:p><text:s/>10,05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2" calcext:value-type="float">
            <text:p><text:s/>1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21536.104444444" calcext:value-type="float">
            <text:p><text:s/>921,53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50.04" calcext:value-type="float">
            <text:p><text:s/>250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45" calcext:value-type="float">
            <text:p><text:s/>45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30107.339555556" calcext:value-type="float">
            <text:p><text:s/>130,107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73.226" calcext:value-type="float">
            <text:p><text:s/>73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5423" calcext:value-type="float">
            <text:p><text:s/>5,423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1134571.97866667" calcext:value-type="float">
            <text:p><text:s/>1,134,572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701857.968" calcext:value-type="float">
            <text:p><text:s/>1,701,85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15988.8879294" calcext:value-type="float">
            <text:p><text:s/>4,015,98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15988.8879294" calcext:value-type="float">
            <text:p><text:s/>4,015,98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505188.4" calcext:value-type="float">
            <text:p>( 2,505,188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6267989.591" calcext:value-type="float">
            <text:p><text:s/>6,267,990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6267989.591" calcext:value-type="float">
            <text:p><text:s/>6,267,990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6年(西元1987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423976" calcext:value-type="float">
            <text:p><text:s/>1,423,97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45611" calcext:value-type="float">
            <text:p><text:s/>245,61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492465.24" calcext:value-type="float">
            <text:p><text:s/>492,46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109110.312" calcext:value-type="float">
            <text:p><text:s/>-109,110 <text:s/></text:p>
          </table:table-cell>
          <table:table-cell table:style-name="ce50" office:value-type="float" office:value="3040" calcext:value-type="float">
            <text:p><text:s/>3,040 <text:s/></text:p>
          </table:table-cell>
          <table:table-cell table:style-name="ce50" office:value-type="float" office:value="-577938.9" calcext:value-type="float">
            <text:p><text:s/>-577,939 <text:s/></text:p>
          </table:table-cell>
          <table:table-cell table:style-name="ce50" office:value-type="float" office:value="318379.824615385" calcext:value-type="float">
            <text:p><text:s/>318,38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83" calcext:value-type="float">
            <text:p><text:s/>2,183 <text:s/></text:p>
          </table:table-cell>
          <table:table-cell table:style-name="ce50" office:value-type="float" office:value="-30256.3364372127" calcext:value-type="float">
            <text:p><text:s/>-30,256 <text:s/></text:p>
          </table:table-cell>
          <table:table-cell table:style-name="ce50" office:value-type="float" office:value="204737.336437213" calcext:value-type="float">
            <text:p><text:s/>204,737 <text:s/></text:p>
          </table:table-cell>
          <table:table-cell table:style-name="ce50" office:value-type="float" office:value="-24393" calcext:value-type="float">
            <text:p><text:s/>-24,393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09110.312" calcext:value-type="float">
            <text:p><text:s/>109,110 <text:s/></text:p>
          </table:table-cell>
          <table:table-cell table:style-name="ce51" office:value-type="float" office:value="-3040" calcext:value-type="float">
            <text:p><text:s/>-3,040 <text:s/></text:p>
          </table:table-cell>
          <table:table-cell table:style-name="ce51" office:value-type="float" office:value="2001914.9" calcext:value-type="float">
            <text:p><text:s/>2,001,915 <text:s/></text:p>
          </table:table-cell>
          <table:table-cell table:style-name="ce51" office:value-type="float" office:value="-318379.824615385" calcext:value-type="float">
            <text:p><text:s/>-318,380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2183" calcext:value-type="float">
            <text:p><text:s/>-2,183 <text:s/></text:p>
          </table:table-cell>
          <table:table-cell table:style-name="ce51" office:value-type="float" office:value="30256.3364372127" calcext:value-type="float">
            <text:p><text:s/>30,256 <text:s/></text:p>
          </table:table-cell>
          <table:table-cell table:style-name="ce51" office:value-type="float" office:value="-451591.576437213" calcext:value-type="float">
            <text:p><text:s/>-451,592 <text:s/></text:p>
          </table:table-cell>
          <table:table-cell table:style-name="ce51" office:value-type="float" office:value="24393" calcext:value-type="float">
            <text:p><text:s/>24,39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546365.5" calcext:value-type="float">
            <text:p><text:s/>1,546,366 <text:s/></text:p>
          </table:table-cell>
          <table:table-cell table:style-name="ce50" office:value-type="float" office:value="51225" calcext:value-type="float">
            <text:p><text:s/>51,22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" calcext:value-type="float">
            <text:p><text:s/>26 <text:s/></text:p>
          </table:table-cell>
          <table:table-cell table:style-name="ce50" office:value-type="float" office:value="3975.96827962404" calcext:value-type="float">
            <text:p><text:s/>3,976 <text:s/></text:p>
          </table:table-cell>
          <table:table-cell table:style-name="ce50" office:value-type="float" office:value="9493.03172037595" calcext:value-type="float">
            <text:p><text:s/>9,493 <text:s/></text:p>
          </table:table-cell>
          <table:table-cell table:style-name="ce50" office:value-type="float" office:value="1501" calcext:value-type="float">
            <text:p><text:s/>1,50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202" calcext:value-type="float">
            <text:p><text:s/>15,20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202" calcext:value-type="float">
            <text:p><text:s/>15,20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368" calcext:value-type="float">
            <text:p><text:s/>19,368 <text:s/></text:p>
          </table:table-cell>
          <table:table-cell table:style-name="ce50" office:value-type="float" office:value="2435155.6" calcext:value-type="float">
            <text:p><text:s/>2,435,156 <text:s/></text:p>
          </table:table-cell>
          <table:table-cell table:style-name="ce50" office:value-type="float" office:value="3878558.82461538" calcext:value-type="float">
            <text:p><text:s/>3,878,55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286" calcext:value-type="float">
            <text:p><text:s/>29,286 <text:s/></text:p>
          </table:table-cell>
          <table:table-cell table:style-name="ce50" office:value-type="float" office:value="162726.832042411" calcext:value-type="float">
            <text:p><text:s/>162,727 <text:s/></text:p>
          </table:table-cell>
          <table:table-cell table:style-name="ce50" office:value-type="float" office:value="633892.167957589" calcext:value-type="float">
            <text:p><text:s/>633,892 <text:s/></text:p>
          </table:table-cell>
          <table:table-cell table:style-name="ce50" office:value-type="float" office:value="87325" calcext:value-type="float">
            <text:p><text:s/>87,32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368" calcext:value-type="float">
            <text:p><text:s/>19,368 <text:s/></text:p>
          </table:table-cell>
          <table:table-cell table:style-name="ce50" office:value-type="float" office:value="2435155.6" calcext:value-type="float">
            <text:p><text:s/>2,435,156 <text:s/></text:p>
          </table:table-cell>
          <table:table-cell table:style-name="ce50" office:value-type="float" office:value="550181.554358974" calcext:value-type="float">
            <text:p><text:s/>550,18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286" calcext:value-type="float">
            <text:p><text:s/>29,286 <text:s/></text:p>
          </table:table-cell>
          <table:table-cell table:style-name="ce50" office:value-type="float" office:value="162726.832042411" calcext:value-type="float">
            <text:p><text:s/>162,727 <text:s/></text:p>
          </table:table-cell>
          <table:table-cell table:style-name="ce50" office:value-type="float" office:value="633892.167957589" calcext:value-type="float">
            <text:p><text:s/>633,892 <text:s/></text:p>
          </table:table-cell>
          <table:table-cell table:style-name="ce50" office:value-type="float" office:value="87325" calcext:value-type="float">
            <text:p><text:s/>87,325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328377.27025641" calcext:value-type="float">
            <text:p><text:s/>3,328,377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26" calcext:value-type="float">
            <text:p><text:s/>1,126 <text:s/></text:p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50" office:value-type="float" office:value="12349" calcext:value-type="float">
            <text:p><text:s/>12,34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" calcext:value-type="float">
            <text:p><text:s/>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2" calcext:value-type="float">
            <text:p><text:s/>92 <text:s/></text:p>
          </table:table-cell>
          <table:table-cell table:style-name="ce50" office:value-type="float" office:value="37" calcext:value-type="float">
            <text:p><text:s/>3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" calcext:value-type="float">
            <text:p><text:s/>2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" calcext:value-type="float">
            <text:p><text:s/>1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26" calcext:value-type="float">
            <text:p><text:s/>1,126 <text:s/></text:p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50" office:value-type="float" office:value="5421" calcext:value-type="float">
            <text:p><text:s/>5,42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" calcext:value-type="float">
            <text:p><text:s/>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2" calcext:value-type="float">
            <text:p><text:s/>92 <text:s/></text:p>
          </table:table-cell>
          <table:table-cell table:style-name="ce50" office:value-type="float" office:value="32" calcext:value-type="float">
            <text:p><text:s/>3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667" calcext:value-type="float">
            <text:p><text:s/>6,66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" calcext:value-type="float">
            <text:p><text:s/>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22" calcext:value-type="float">
            <text:p><text:s/>222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09110.312" calcext:value-type="float">
            <text:p><text:s/>109,110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890702" calcext:value-type="float">
            <text:p><text:s/>2,890,702 <text:s/></text:p>
          </table:table-cell>
          <table:table-cell table:style-name="ce52" office:value-type="float" office:value="3496605" calcext:value-type="float">
            <text:p><text:s/>3,496,605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7070" calcext:value-type="float">
            <text:p><text:s/>27,070 <text:s/></text:p>
          </table:table-cell>
          <table:table-cell table:style-name="ce52" office:value-type="float" office:value="189007.2002" calcext:value-type="float">
            <text:p><text:s/>189,007 <text:s/></text:p>
          </table:table-cell>
          <table:table-cell table:style-name="ce52" office:value-type="float" office:value="172715.5598" calcext:value-type="float">
            <text:p><text:s/>172,716 <text:s/></text:p>
          </table:table-cell>
          <table:table-cell table:style-name="ce52" office:value-type="float" office:value="110180" calcext:value-type="float">
            <text:p><text:s/>110,180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09110.312" calcext:value-type="float">
            <text:p><text:s/>109,110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00" calcext:value-type="float">
            <text:p><text:s/>100 <text:s/></text:p>
          </table:table-cell>
          <table:table-cell table:style-name="ce52" office:value-type="float" office:value="3496605" calcext:value-type="float">
            <text:p><text:s/>3,496,605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7070" calcext:value-type="float">
            <text:p><text:s/>27,070 <text:s/></text:p>
          </table:table-cell>
          <table:table-cell table:style-name="ce52" office:value-type="float" office:value="189007.2002" calcext:value-type="float">
            <text:p><text:s/>189,007 <text:s/></text:p>
          </table:table-cell>
          <table:table-cell table:style-name="ce52" office:value-type="float" office:value="172715.5598" calcext:value-type="float">
            <text:p><text:s/>172,716 <text:s/></text:p>
          </table:table-cell>
          <table:table-cell table:style-name="ce52" office:value-type="float" office:value="110180" calcext:value-type="float">
            <text:p><text:s/>110,18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01744.848" calcext:value-type="float">
            <text:p><text:s/>101,74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0" calcext:value-type="float">
            <text:p><text:s/>100 <text:s/></text:p>
          </table:table-cell>
          <table:table-cell table:style-name="ce50" office:value-type="float" office:value="32140" calcext:value-type="float">
            <text:p><text:s/>32,14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902" calcext:value-type="float">
            <text:p><text:s/>9,90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2" calcext:value-type="float">
            <text:p><text:s/>26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" calcext:value-type="float">
            <text:p><text:s/>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241.11" calcext:value-type="float">
            <text:p><text:s/>24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330" calcext:value-type="float">
            <text:p><text:s/>4,33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23" calcext:value-type="float">
            <text:p><text:s/>22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50" calcext:value-type="float">
            <text:p><text:s/>1,55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4" calcext:value-type="float">
            <text:p><text:s/>4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4" calcext:value-type="float">
            <text:p><text:s/>20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7" calcext:value-type="float">
            <text:p><text:s/>6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0" calcext:value-type="float">
            <text:p><text:s/>40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" calcext:value-type="float">
            <text:p><text:s/>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95" calcext:value-type="float">
            <text:p><text:s/>1,49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5" calcext:value-type="float">
            <text:p><text:s/>14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7" calcext:value-type="float">
            <text:p><text:s/>18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9" calcext:value-type="float">
            <text:p><text:s/>1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20" calcext:value-type="float">
            <text:p><text:s/>1,32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13" calcext:value-type="float">
            <text:p><text:s/>31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20" calcext:value-type="float">
            <text:p><text:s/>1,32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13" calcext:value-type="float">
            <text:p><text:s/>31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320" calcext:value-type="float">
            <text:p>( 1,320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313" calcext:value-type="float">
            <text:p>( 313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07" calcext:value-type="float">
            <text:p><text:s/>1,20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0" calcext:value-type="float">
            <text:p><text:s/>3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8" calcext:value-type="float">
            <text:p><text:s/>58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019" calcext:value-type="float">
            <text:p><text:s/>2,019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314" calcext:value-type="float">
            <text:p><text:s/>31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95354.54" calcext:value-type="float">
            <text:p><text:s/>95,35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54" calcext:value-type="float">
            <text:p><text:s/>95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21" calcext:value-type="float">
            <text:p><text:s/>32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98" calcext:value-type="float">
            <text:p><text:s/>69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95354.54" calcext:value-type="float">
            <text:p><text:s/>95,35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56" calcext:value-type="float">
            <text:p><text:s/>25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21" calcext:value-type="float">
            <text:p><text:s/>32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88483.798" calcext:value-type="float">
            <text:p>( 88,484 <text:s/>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59" calcext:value-type="float">
            <text:p>( 59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" calcext:value-type="float">
            <text:p>( 1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3775.604" calcext:value-type="float">
            <text:p>( 3,776 <text:s/>)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55" office:value-type="float" office:value="77" calcext:value-type="float">
            <text:p>( 77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300" calcext:value-type="float">
            <text:p>( 300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0" calcext:value-type="float">
            <text:p><text:s/>100 <text:s/></text:p>
          </table:table-cell>
          <table:table-cell table:style-name="ce50" office:value-type="float" office:value="1377" calcext:value-type="float">
            <text:p><text:s/>1,37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393" calcext:value-type="float">
            <text:p><text:s/>7,39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50" calcext:value-type="float">
            <text:p><text:s/>1,05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329" calcext:value-type="float">
            <text:p><text:s/>7,32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0" calcext:value-type="float">
            <text:p><text:s/>100 <text:s/></text:p>
          </table:table-cell>
          <table:table-cell table:style-name="ce50" office:value-type="float" office:value="327" calcext:value-type="float">
            <text:p><text:s/>32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4" calcext:value-type="float">
            <text:p><text:s/>6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100" calcext:value-type="float">
            <text:p>( 10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21.432" calcext:value-type="float">
            <text:p><text:s/>2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41" calcext:value-type="float">
            <text:p><text:s/>74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77" calcext:value-type="float">
            <text:p><text:s/>577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093" calcext:value-type="float">
            <text:p><text:s/>1,093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6127.766" calcext:value-type="float">
            <text:p><text:s/>6,12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108" calcext:value-type="float">
            <text:p><text:s/>4,10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01" calcext:value-type="float">
            <text:p><text:s/>20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628" calcext:value-type="float">
            <text:p><text:s/>5,62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7" calcext:value-type="float">
            <text:p><text:s/>7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0" calcext:value-type="float">
            <text:p><text:s/>46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7" calcext:value-type="float">
            <text:p><text:s/>14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52" calcext:value-type="float">
            <text:p><text:s/>1,25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965" calcext:value-type="float">
            <text:p><text:s/>2,96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" calcext:value-type="float">
            <text:p><text:s/>12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91462" calcext:value-type="float">
            <text:p><text:s/>3,291,46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29" calcext:value-type="float">
            <text:p><text:s/>2,22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0168.76" calcext:value-type="float">
            <text:p><text:s/>80,16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29" calcext:value-type="float">
            <text:p><text:s/>2,22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0168.76" calcext:value-type="float">
            <text:p><text:s/>80,16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91462" calcext:value-type="float">
            <text:p><text:s/>3,291,46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52" calcext:value-type="float">
            <text:p><text:s/>85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4" calcext:value-type="float">
            <text:p><text:s/>9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52" calcext:value-type="float">
            <text:p><text:s/>85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4" calcext:value-type="float">
            <text:p><text:s/>94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5358" calcext:value-type="float">
            <text:p><text:s/>5,35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72151" calcext:value-type="float">
            <text:p><text:s/>172,15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841" calcext:value-type="float">
            <text:p><text:s/>24,841 <text:s/></text:p>
          </table:table-cell>
          <table:table-cell table:style-name="ce50" office:value-type="float" office:value="189007.2002" calcext:value-type="float">
            <text:p><text:s/>189,007 <text:s/></text:p>
          </table:table-cell>
          <table:table-cell table:style-name="ce50" office:value-type="float" office:value="92546.7998" calcext:value-type="float">
            <text:p><text:s/>92,547 <text:s/></text:p>
          </table:table-cell>
          <table:table-cell table:style-name="ce50" office:value-type="float" office:value="100184" calcext:value-type="float">
            <text:p><text:s/>100,18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5034.734" calcext:value-type="float">
            <text:p><text:s/>5,03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39811" calcext:value-type="float">
            <text:p><text:s/>39,81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92" calcext:value-type="float">
            <text:p><text:s/>9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2" calcext:value-type="float">
            <text:p><text:s/>24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299" calcext:value-type="float">
            <text:p><text:s/>12,29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716" calcext:value-type="float">
            <text:p><text:s/>4,71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50.04" calcext:value-type="float">
            <text:p><text:s/>25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7762" calcext:value-type="float">
            <text:p><text:s/>137,76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841" calcext:value-type="float">
            <text:p><text:s/>24,841 <text:s/></text:p>
          </table:table-cell>
          <table:table-cell table:style-name="ce50" office:value-type="float" office:value="189007.2002" calcext:value-type="float">
            <text:p><text:s/>189,007 <text:s/></text:p>
          </table:table-cell>
          <table:table-cell table:style-name="ce50" office:value-type="float" office:value="92546.7998" calcext:value-type="float">
            <text:p><text:s/>92,547 <text:s/></text:p>
          </table:table-cell>
          <table:table-cell table:style-name="ce50" office:value-type="float" office:value="56760" calcext:value-type="float">
            <text:p><text:s/>56,760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73.226" calcext:value-type="float">
            <text:p><text:s/>73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7132" calcext:value-type="float">
            <text:p><text:s/>17,132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3519" calcext:value-type="float">
            <text:p><text:s/>3,519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2007.464" calcext:value-type="float">
            <text:p><text:s/>2,007 <text:s/></text:p>
          </table:table-cell>
          <table:table-cell table:number-columns-repeated="8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890602" calcext:value-type="float">
            <text:p><text:s/>2,890,60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890602" calcext:value-type="float">
            <text:p><text:s/>2,890,60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2890602" calcext:value-type="float">
            <text:p>( 2,890,602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6年(西元1987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91998" calcext:value-type="float">
            <text:p><text:s/>791,99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9080" calcext:value-type="float">
            <text:p><text:s/>99,08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1821" calcext:value-type="float">
            <text:p><text:s/>41,82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143" calcext:value-type="float">
            <text:p><text:s/>143 <text:s/></text:p>
          </table:table-cell>
          <table:table-cell table:style-name="ce50" office:value-type="float" office:value="918583" calcext:value-type="float">
            <text:p><text:s/>918,58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5565.9247524753" calcext:value-type="float">
            <text:p><text:s/>95,566 <text:s/></text:p>
          </table:table-cell>
          <table:table-cell table:style-name="ce50" office:value-type="float" office:value="64134" calcext:value-type="float">
            <text:p><text:s/>64,13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6050.028985507" calcext:value-type="float">
            <text:p><text:s/>176,05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82366" calcext:value-type="float">
            <text:p><text:s/>82,366 <text:s/></text:p>
          </table:table-cell>
          <table:table-cell table:style-name="ce50" office:value-type="float" office:value="915066" calcext:value-type="float">
            <text:p><text:s/>915,06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44" calcext:value-type="float">
            <text:p><text:s/>2,04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393713" calcext:value-type="float">
            <text:p><text:s/>393,713 <text:s/></text:p>
          </table:table-cell>
          <table:table-cell table:style-name="ce50" office:value-type="float" office:value="-845779" calcext:value-type="float">
            <text:p><text:s/>-845,77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320.4356435644" calcext:value-type="float">
            <text:p><text:s/>20,320 <text:s/></text:p>
          </table:table-cell>
          <table:table-cell table:style-name="ce50" office:value-type="float" office:value="2686" calcext:value-type="float">
            <text:p><text:s/>2,686 <text:s/></text:p>
          </table:table-cell>
          <table:table-cell table:style-name="ce50" office:value-type="float" office:value="531" calcext:value-type="float">
            <text:p><text:s/>53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5371.788888889" calcext:value-type="float">
            <text:p><text:s/>75,372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476222" calcext:value-type="float">
            <text:p><text:s/>-476,222 <text:s/></text:p>
          </table:table-cell>
          <table:table-cell table:style-name="ce51" office:value-type="float" office:value="-195872" calcext:value-type="float">
            <text:p><text:s/>-195,872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18850.3603960396" calcext:value-type="float">
            <text:p><text:s/>-18,850 <text:s/></text:p>
          </table:table-cell>
          <table:table-cell table:style-name="ce51" office:value-type="float" office:value="-66820" calcext:value-type="float">
            <text:p><text:s/>-66,820 <text:s/></text:p>
          </table:table-cell>
          <table:table-cell table:style-name="ce51" office:value-type="float" office:value="-531" calcext:value-type="float">
            <text:p><text:s/>-531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209600.817874396" calcext:value-type="float">
            <text:p><text:s/>-209,60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956" calcext:value-type="float">
            <text:p><text:s/>956 <text:s/></text:p>
          </table:table-cell>
          <table:table-cell table:style-name="ce50" office:value-type="float" office:value="1318325" calcext:value-type="float">
            <text:p><text:s/>1,318,32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" calcext:value-type="float">
            <text:p><text:s/>7 <text:s/></text:p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50" office:value-type="float" office:value="6385" calcext:value-type="float">
            <text:p><text:s/>6,38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1525.577777778" calcext:value-type="float">
            <text:p><text:s/>111,526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7747" calcext:value-type="float">
            <text:p><text:s/>17,747 <text:s/></text:p>
          </table:table-cell>
          <table:table-cell table:style-name="ce50" office:value-type="float" office:value="1524854" calcext:value-type="float">
            <text:p><text:s/>1,524,85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7747" calcext:value-type="float">
            <text:p><text:s/>17,747 <text:s/></text:p>
          </table:table-cell>
          <table:table-cell table:style-name="ce50" office:value-type="float" office:value="1524854" calcext:value-type="float">
            <text:p><text:s/>1,524,85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4066774" calcext:value-type="float">
            <text:p><text:s/>4,066,774 <text:s/></text:p>
          </table:table-cell>
          <table:table-cell table:style-name="ce50" office:value-type="float" office:value="9136719" calcext:value-type="float">
            <text:p><text:s/>9,136,71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9394.059405941" calcext:value-type="float">
            <text:p><text:s/>249,394 <text:s/></text:p>
          </table:table-cell>
          <table:table-cell table:style-name="ce50" office:value-type="float" office:value="403179" calcext:value-type="float">
            <text:p><text:s/>403,179 <text:s/></text:p>
          </table:table-cell>
          <table:table-cell table:style-name="ce50" office:value-type="float" office:value="81593" calcext:value-type="float">
            <text:p><text:s/>81,59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43421.17130435" calcext:value-type="float">
            <text:p><text:s/>1,143,42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4015501.53" calcext:value-type="float">
            <text:p><text:s/>4,015,502 <text:s/></text:p>
          </table:table-cell>
          <table:table-cell table:style-name="ce50" office:value-type="float" office:value="9136719" calcext:value-type="float">
            <text:p><text:s/>9,136,71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9394.059405941" calcext:value-type="float">
            <text:p><text:s/>249,394 <text:s/></text:p>
          </table:table-cell>
          <table:table-cell table:style-name="ce50" office:value-type="float" office:value="403179" calcext:value-type="float">
            <text:p><text:s/>403,179 <text:s/></text:p>
          </table:table-cell>
          <table:table-cell table:style-name="ce50" office:value-type="float" office:value="81593" calcext:value-type="float">
            <text:p><text:s/>81,59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79071.18108213" calcext:value-type="float">
            <text:p><text:s/>1,079,07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51272.47" calcext:value-type="float">
            <text:p><text:s/>51,272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64349.9902222222" calcext:value-type="float">
            <text:p><text:s/>64,35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29002" calcext:value-type="float">
            <text:p><text:s/>29,002 <text:s/></text:p>
          </table:table-cell>
          <table:table-cell table:style-name="ce50" office:value-type="float" office:value="970383" calcext:value-type="float">
            <text:p><text:s/>970,38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253" calcext:value-type="float">
            <text:p><text:s/>253 <text:s/></text:p>
          </table:table-cell>
          <table:table-cell table:style-name="ce50" office:value-type="float" office:value="84" calcext:value-type="float">
            <text:p><text:s/>8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529" calcext:value-type="float">
            <text:p><text:s/>529 <text:s/></text:p>
          </table:table-cell>
          <table:table-cell table:style-name="ce50" office:value-type="float" office:value="7604" calcext:value-type="float">
            <text:p><text:s/>7,60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style-name="ce50" office:value-type="float" office:value="4" calcext:value-type="float">
            <text:p><text:s/>4 <text:s/></text:p>
          </table:table-cell>
          <table:table-cell table:style-name="ce50" office:value-type="float" office:value="12" calcext:value-type="float">
            <text:p><text:s/>1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28048" calcext:value-type="float">
            <text:p><text:s/>28,048 <text:s/></text:p>
          </table:table-cell>
          <table:table-cell table:style-name="ce50" office:value-type="float" office:value="962683" calcext:value-type="float">
            <text:p><text:s/>962,68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168" calcext:value-type="float">
            <text:p><text:s/>168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3542847" calcext:value-type="float">
            <text:p><text:s/>3,542,847 <text:s/></text:p>
          </table:table-cell>
          <table:table-cell table:style-name="ce52" office:value-type="float" office:value="5127285" calcext:value-type="float">
            <text:p><text:s/>5,127,285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30536.699009901" calcext:value-type="float">
            <text:p><text:s/>230,537 <text:s/></text:p>
          </table:table-cell>
          <table:table-cell table:style-name="ce52" office:value-type="float" office:value="336358" calcext:value-type="float">
            <text:p><text:s/>336,358 <text:s/></text:p>
          </table:table-cell>
          <table:table-cell table:style-name="ce52" office:value-type="float" office:value="74677" calcext:value-type="float">
            <text:p><text:s/>74,677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822294.775652174" calcext:value-type="float">
            <text:p><text:s/>822,295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3542847" calcext:value-type="float">
            <text:p><text:s/>3,542,847 <text:s/></text:p>
          </table:table-cell>
          <table:table-cell table:style-name="ce52" office:value-type="float" office:value="5127285" calcext:value-type="float">
            <text:p><text:s/>5,127,285 <text:s/></text:p>
          </table:table-cell>
          <table:table-cell table:number-columns-repeated="7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68429" calcext:value-type="float">
            <text:p><text:s/>268,429 <text:s/></text:p>
          </table:table-cell>
          <table:table-cell table:style-name="ce50" office:value-type="float" office:value="4406494" calcext:value-type="float">
            <text:p><text:s/>4,406,49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34679" calcext:value-type="float">
            <text:p><text:s/>34,679 <text:s/></text:p>
          </table:table-cell>
          <table:table-cell table:style-name="ce50" office:value-type="float" office:value="10404" calcext:value-type="float">
            <text:p><text:s/>10,40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30323" calcext:value-type="float">
            <text:p><text:s/>30,323 <text:s/></text:p>
          </table:table-cell>
          <table:table-cell table:style-name="ce50" office:value-type="float" office:value="427461" calcext:value-type="float">
            <text:p><text:s/>427,46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10067" calcext:value-type="float">
            <text:p><text:s/>10,067 <text:s/></text:p>
          </table:table-cell>
          <table:table-cell table:style-name="ce50" office:value-type="float" office:value="876121" calcext:value-type="float">
            <text:p><text:s/>876,12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306" calcext:value-type="float">
            <text:p><text:s/>306 <text:s/></text:p>
          </table:table-cell>
          <table:table-cell table:style-name="ce50" office:value-type="float" office:value="24401" calcext:value-type="float">
            <text:p><text:s/>24,40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2532" calcext:value-type="float">
            <text:p><text:s/>2,532 <text:s/></text:p>
          </table:table-cell>
          <table:table-cell table:style-name="ce50" office:value-type="float" office:value="8554" calcext:value-type="float">
            <text:p><text:s/>8,55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7290" calcext:value-type="float">
            <text:p><text:s/>7,290 <text:s/></text:p>
          </table:table-cell>
          <table:table-cell table:style-name="ce50" office:value-type="float" office:value="458929" calcext:value-type="float">
            <text:p><text:s/>458,92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708" calcext:value-type="float">
            <text:p><text:s/>708 <text:s/></text:p>
          </table:table-cell>
          <table:table-cell table:style-name="ce50" office:value-type="float" office:value="1573" calcext:value-type="float">
            <text:p><text:s/>1,57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5849" calcext:value-type="float">
            <text:p><text:s/>15,849 <text:s/></text:p>
          </table:table-cell>
          <table:table-cell table:style-name="ce50" office:value-type="float" office:value="1006510" calcext:value-type="float">
            <text:p><text:s/>1,006,51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5849" calcext:value-type="float">
            <text:p><text:s/>15,849 <text:s/></text:p>
          </table:table-cell>
          <table:table-cell table:style-name="ce50" office:value-type="float" office:value="1006510" calcext:value-type="float">
            <text:p><text:s/>1,006,51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15849" calcext:value-type="float">
            <text:p>( 15,849 <text:s/>)</text:p>
          </table:table-cell>
          <table:table-cell table:style-name="ce53" office:value-type="float" office:value="1006510" calcext:value-type="float">
            <text:p>( 1,006,510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4872" calcext:value-type="float">
            <text:p><text:s/>4,872 <text:s/></text:p>
          </table:table-cell>
          <table:table-cell table:style-name="ce50" office:value-type="float" office:value="82627" calcext:value-type="float">
            <text:p><text:s/>82,62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1206" calcext:value-type="float">
            <text:p><text:s/>1,206 <text:s/></text:p>
          </table:table-cell>
          <table:table-cell table:style-name="ce50" office:value-type="float" office:value="93314" calcext:value-type="float">
            <text:p><text:s/>93,31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3418" calcext:value-type="float">
            <text:p><text:s/>3,418 <text:s/></text:p>
          </table:table-cell>
          <table:table-cell table:style-name="ce54" office:value-type="float" office:value="192086" calcext:value-type="float">
            <text:p><text:s/>192,086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31881" calcext:value-type="float">
            <text:p><text:s/>31,881 <text:s/></text:p>
          </table:table-cell>
          <table:table-cell table:style-name="ce50" office:value-type="float" office:value="444664" calcext:value-type="float">
            <text:p><text:s/>444,66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9164" calcext:value-type="float">
            <text:p><text:s/>19,164 <text:s/></text:p>
          </table:table-cell>
          <table:table-cell table:style-name="ce50" office:value-type="float" office:value="30500" calcext:value-type="float">
            <text:p><text:s/>30,50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2717" calcext:value-type="float">
            <text:p><text:s/>12,717 <text:s/></text:p>
          </table:table-cell>
          <table:table-cell table:style-name="ce50" office:value-type="float" office:value="414164" calcext:value-type="float">
            <text:p><text:s/>414,16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1995" calcext:value-type="float">
            <text:p>( 1,995 <text:s/>)</text:p>
          </table:table-cell>
          <table:table-cell table:style-name="ce53" office:value-type="float" office:value="20771" calcext:value-type="float">
            <text:p>( 20,771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2583" calcext:value-type="float">
            <text:p>( 2,583 <text:s/>)</text:p>
          </table:table-cell>
          <table:table-cell table:style-name="ce55" office:value-type="float" office:value="229643" calcext:value-type="float">
            <text:p>( 229,643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21943" calcext:value-type="float">
            <text:p><text:s/>21,943 <text:s/></text:p>
          </table:table-cell>
          <table:table-cell table:style-name="ce50" office:value-type="float" office:value="522569" calcext:value-type="float">
            <text:p><text:s/>522,56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9485" calcext:value-type="float">
            <text:p><text:s/>19,485 <text:s/></text:p>
          </table:table-cell>
          <table:table-cell table:style-name="ce50" office:value-type="float" office:value="457132" calcext:value-type="float">
            <text:p><text:s/>457,13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2458" calcext:value-type="float">
            <text:p><text:s/>2,458 <text:s/></text:p>
          </table:table-cell>
          <table:table-cell table:style-name="ce50" office:value-type="float" office:value="65437" calcext:value-type="float">
            <text:p><text:s/>65,43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4604" calcext:value-type="float">
            <text:p><text:s/>4,604 <text:s/></text:p>
          </table:table-cell>
          <table:table-cell table:style-name="ce50" office:value-type="float" office:value="71022" calcext:value-type="float">
            <text:p><text:s/>71,02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3829" calcext:value-type="float">
            <text:p><text:s/>3,829 <text:s/></text:p>
          </table:table-cell>
          <table:table-cell table:style-name="ce54" office:value-type="float" office:value="18044" calcext:value-type="float">
            <text:p><text:s/>18,044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7100" calcext:value-type="float">
            <text:p><text:s/>7,100 <text:s/></text:p>
          </table:table-cell>
          <table:table-cell table:style-name="ce50" office:value-type="float" office:value="56091" calcext:value-type="float">
            <text:p><text:s/>56,09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9764" calcext:value-type="float">
            <text:p><text:s/>9,764 <text:s/></text:p>
          </table:table-cell>
          <table:table-cell table:style-name="ce50" office:value-type="float" office:value="39310" calcext:value-type="float">
            <text:p><text:s/>39,31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3101" calcext:value-type="float">
            <text:p><text:s/>3,101 <text:s/></text:p>
          </table:table-cell>
          <table:table-cell table:style-name="ce50" office:value-type="float" office:value="30010" calcext:value-type="float">
            <text:p><text:s/>30,01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299" calcext:value-type="float">
            <text:p><text:s/>299 <text:s/></text:p>
          </table:table-cell>
          <table:table-cell table:style-name="ce50" office:value-type="float" office:value="12" calcext:value-type="float">
            <text:p><text:s/>1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74658" calcext:value-type="float">
            <text:p><text:s/>74,658 <text:s/></text:p>
          </table:table-cell>
          <table:table-cell table:style-name="ce50" office:value-type="float" office:value="42792" calcext:value-type="float">
            <text:p><text:s/>42,79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2225330" calcext:value-type="float">
            <text:p><text:s/>2,225,330 <text:s/></text:p>
          </table:table-cell>
          <table:table-cell table:style-name="ce50" office:value-type="float" office:value="122557" calcext:value-type="float">
            <text:p><text:s/>122,55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2100945" calcext:value-type="float">
            <text:p><text:s/>2,100,945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48148" calcext:value-type="float">
            <text:p><text:s/>48,148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76237" calcext:value-type="float">
            <text:p><text:s/>76,237 <text:s/></text:p>
          </table:table-cell>
          <table:table-cell table:style-name="ce50" office:value-type="float" office:value="122557" calcext:value-type="float">
            <text:p><text:s/>122,55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691070" calcext:value-type="float">
            <text:p><text:s/>691,070 <text:s/></text:p>
          </table:table-cell>
          <table:table-cell table:style-name="ce50" office:value-type="float" office:value="260061" calcext:value-type="float">
            <text:p><text:s/>260,06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2757" calcext:value-type="float">
            <text:p><text:s/>2,757 <text:s/></text:p>
          </table:table-cell>
          <table:table-cell table:style-name="ce50" office:value-type="float" office:value="1680" calcext:value-type="float">
            <text:p><text:s/>1,68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688313" calcext:value-type="float">
            <text:p><text:s/>688,313 <text:s/></text:p>
          </table:table-cell>
          <table:table-cell table:style-name="ce51" office:value-type="float" office:value="258381" calcext:value-type="float">
            <text:p><text:s/>258,381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58018" calcext:value-type="float">
            <text:p><text:s/>358,018 <text:s/></text:p>
          </table:table-cell>
          <table:table-cell table:style-name="ce50" office:value-type="float" office:value="338173" calcext:value-type="float">
            <text:p><text:s/>338,17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12756" calcext:value-type="float">
            <text:p><text:s/>12,756 <text:s/></text:p>
          </table:table-cell>
          <table:table-cell table:style-name="ce50" office:value-type="float" office:value="63881" calcext:value-type="float">
            <text:p><text:s/>63,88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2598" calcext:value-type="float">
            <text:p><text:s/>2,598 <text:s/></text:p>
          </table:table-cell>
          <table:table-cell table:style-name="ce50" office:value-type="float" office:value="4545" calcext:value-type="float">
            <text:p><text:s/>4,54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10873" calcext:value-type="float">
            <text:p><text:s/>10,873 <text:s/></text:p>
          </table:table-cell>
          <table:table-cell table:style-name="ce50" office:value-type="float" office:value="226" calcext:value-type="float">
            <text:p><text:s/>22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3717" calcext:value-type="float">
            <text:p><text:s/>3,717 <text:s/></text:p>
          </table:table-cell>
          <table:table-cell table:style-name="ce50" office:value-type="float" office:value="1022" calcext:value-type="float">
            <text:p><text:s/>1,02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3583" calcext:value-type="float">
            <text:p><text:s/>3,583 <text:s/></text:p>
          </table:table-cell>
          <table:table-cell table:style-name="ce50" office:value-type="float" office:value="2407" calcext:value-type="float">
            <text:p><text:s/>2,40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46520" calcext:value-type="float">
            <text:p><text:s/>246,520 <text:s/></text:p>
          </table:table-cell>
          <table:table-cell table:style-name="ce50" office:value-type="float" office:value="231218" calcext:value-type="float">
            <text:p><text:s/>231,21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77971" calcext:value-type="float">
            <text:p><text:s/>77,971 <text:s/></text:p>
          </table:table-cell>
          <table:table-cell table:style-name="ce51" office:value-type="float" office:value="34874" calcext:value-type="float">
            <text:p><text:s/>34,874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0536.699009901" calcext:value-type="float">
            <text:p><text:s/>230,537 <text:s/></text:p>
          </table:table-cell>
          <table:table-cell table:style-name="ce50" office:value-type="float" office:value="336358" calcext:value-type="float">
            <text:p><text:s/>336,358 <text:s/></text:p>
          </table:table-cell>
          <table:table-cell table:style-name="ce50" office:value-type="float" office:value="74677" calcext:value-type="float">
            <text:p><text:s/>74,67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22294.775652174" calcext:value-type="float">
            <text:p><text:s/>822,295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0536.699009901" calcext:value-type="float">
            <text:p><text:s/>230,537 <text:s/></text:p>
          </table:table-cell>
          <table:table-cell table:style-name="ce50" office:value-type="float" office:value="336358" calcext:value-type="float">
            <text:p><text:s/>336,358 <text:s/></text:p>
          </table:table-cell>
          <table:table-cell table:style-name="ce50" office:value-type="float" office:value="74677" calcext:value-type="float">
            <text:p><text:s/>74,67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22294.775652174" calcext:value-type="float">
            <text:p><text:s/>822,295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67147.5179654257" calcext:value-type="float">
            <text:p><text:s/>67,148 <text:s/></text:p>
          </table:table-cell>
          <table:table-cell table:style-name="ce57" office:value-type="float" office:value="6200842.07303457" calcext:value-type="float">
            <text:p><text:s/>6,200,842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67147.5179654257" calcext:value-type="float">
            <text:p><text:s/>67,148 <text:s/></text:p>
          </table:table-cell>
          <table:table-cell table:style-name="ce57" office:value-type="float" office:value="6200842.07303457" calcext:value-type="float">
            <text:p><text:s/>6,200,842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6年(西元1987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833674.772727273" calcext:value-type="float">
            <text:p><text:s/>833,675 <text:s/></text:p>
          </table:table-cell>
          <table:table-cell table:style-name="ce49" office:value-type="float" office:value="1222723" calcext:value-type="float">
            <text:p><text:s/>1,222,723 <text:s/></text:p>
          </table:table-cell>
          <table:table-cell table:number-columns-repeated="7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27336.363636364" calcext:value-type="float">
            <text:p><text:s/>127,336 <text:s/></text:p>
          </table:table-cell>
          <table:table-cell table:style-name="ce50" office:value-type="float" office:value="186760" calcext:value-type="float">
            <text:p><text:s/>186,76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706338.409090909" calcext:value-type="float">
            <text:p><text:s/>706,338 <text:s/></text:p>
          </table:table-cell>
          <table:table-cell table:style-name="ce51" office:value-type="float" office:value="1035963" calcext:value-type="float">
            <text:p><text:s/>1,035,963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3402.9545454545" calcext:value-type="float">
            <text:p><text:s/>33,403 <text:s/></text:p>
          </table:table-cell>
          <table:table-cell table:style-name="ce50" office:value-type="float" office:value="48991" calcext:value-type="float">
            <text:p><text:s/>48,99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33402.9545454545" calcext:value-type="float">
            <text:p><text:s/>33,403 <text:s/></text:p>
          </table:table-cell>
          <table:table-cell table:style-name="ce50" office:value-type="float" office:value="48991" calcext:value-type="float">
            <text:p><text:s/>48,99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672935.454545454" calcext:value-type="float">
            <text:p><text:s/>672,935 <text:s/></text:p>
          </table:table-cell>
          <table:table-cell table:style-name="ce52" office:value-type="float" office:value="986972" calcext:value-type="float">
            <text:p><text:s/>986,972 <text:s/></text:p>
          </table:table-cell>
          <table:table-cell table:number-columns-repeated="7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488500.227272727" calcext:value-type="float">
            <text:p><text:s/>488,500 <text:s/></text:p>
          </table:table-cell>
          <table:table-cell table:style-name="ce52" office:value-type="float" office:value="716467" calcext:value-type="float">
            <text:p><text:s/>716,467 <text:s/></text:p>
          </table:table-cell>
          <table:table-cell table:number-columns-repeated="7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92545.2272727273" calcext:value-type="float">
            <text:p><text:s/>92,545 <text:s/></text:p>
          </table:table-cell>
          <table:table-cell table:style-name="ce50" office:value-type="float" office:value="135733" calcext:value-type="float">
            <text:p><text:s/>135,73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170.454545454545" calcext:value-type="float">
            <text:p><text:s/>170 <text:s/></text:p>
          </table:table-cell>
          <table:table-cell table:style-name="ce50" office:value-type="float" office:value="250" calcext:value-type="float">
            <text:p><text:s/>25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996.818181818182" calcext:value-type="float">
            <text:p><text:s/>997 <text:s/></text:p>
          </table:table-cell>
          <table:table-cell table:style-name="ce50" office:value-type="float" office:value="1462" calcext:value-type="float">
            <text:p><text:s/>1,46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207.272727272727" calcext:value-type="float">
            <text:p><text:s/>207 <text:s/></text:p>
          </table:table-cell>
          <table:table-cell table:style-name="ce50" office:value-type="float" office:value="304" calcext:value-type="float">
            <text:p><text:s/>30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17.0454545454545" calcext:value-type="float">
            <text:p><text:s/>17 <text:s/></text:p>
          </table:table-cell>
          <table:table-cell table:style-name="ce50" office:value-type="float" office:value="25" calcext:value-type="float">
            <text:p><text:s/>2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1814.31818181818" calcext:value-type="float">
            <text:p><text:s/>1,814 <text:s/></text:p>
          </table:table-cell>
          <table:table-cell table:style-name="ce50" office:value-type="float" office:value="2661" calcext:value-type="float">
            <text:p><text:s/>2,66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478.636363636364" calcext:value-type="float">
            <text:p><text:s/>479 <text:s/></text:p>
          </table:table-cell>
          <table:table-cell table:style-name="ce54" office:value-type="float" office:value="702" calcext:value-type="float">
            <text:p><text:s/>702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64307.0454545455" calcext:value-type="float">
            <text:p><text:s/>64,307 <text:s/></text:p>
          </table:table-cell>
          <table:table-cell table:style-name="ce50" office:value-type="float" office:value="94317" calcext:value-type="float">
            <text:p><text:s/>94,31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64307.0454545455" calcext:value-type="float">
            <text:p><text:s/>64,307 <text:s/></text:p>
          </table:table-cell>
          <table:table-cell table:style-name="ce50" office:value-type="float" office:value="94317" calcext:value-type="float">
            <text:p><text:s/>94,31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37314.5454545455" calcext:value-type="float">
            <text:p>( 37,315 <text:s/>)</text:p>
          </table:table-cell>
          <table:table-cell table:style-name="ce53" office:value-type="float" office:value="54728" calcext:value-type="float">
            <text:p>( 54,728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26017.5" calcext:value-type="float">
            <text:p>( 26,018 <text:s/>)</text:p>
          </table:table-cell>
          <table:table-cell table:style-name="ce55" office:value-type="float" office:value="38159" calcext:value-type="float">
            <text:p>( 38,159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1275" calcext:value-type="float">
            <text:p><text:s/>1,275 <text:s/></text:p>
          </table:table-cell>
          <table:table-cell table:style-name="ce50" office:value-type="float" office:value="1870" calcext:value-type="float">
            <text:p><text:s/>1,87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558.409090909091" calcext:value-type="float">
            <text:p><text:s/>558 <text:s/></text:p>
          </table:table-cell>
          <table:table-cell table:style-name="ce54" office:value-type="float" office:value="819" calcext:value-type="float">
            <text:p><text:s/>819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22720.2272727273" calcext:value-type="float">
            <text:p><text:s/>22,720 <text:s/></text:p>
          </table:table-cell>
          <table:table-cell table:style-name="ce50" office:value-type="float" office:value="33323" calcext:value-type="float">
            <text:p><text:s/>33,32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69598.6363636364" calcext:value-type="float">
            <text:p><text:s/>69,599 <text:s/></text:p>
          </table:table-cell>
          <table:table-cell table:style-name="ce50" office:value-type="float" office:value="102078" calcext:value-type="float">
            <text:p><text:s/>102,07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60228.4090909091" calcext:value-type="float">
            <text:p><text:s/>60,228 <text:s/></text:p>
          </table:table-cell>
          <table:table-cell table:style-name="ce50" office:value-type="float" office:value="88335" calcext:value-type="float">
            <text:p><text:s/>88,33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6435.68181818182" calcext:value-type="float">
            <text:p><text:s/>6,436 <text:s/></text:p>
          </table:table-cell>
          <table:table-cell table:style-name="ce50" office:value-type="float" office:value="9439" calcext:value-type="float">
            <text:p><text:s/>9,43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2934.54545454545" calcext:value-type="float">
            <text:p><text:s/>2,935 <text:s/></text:p>
          </table:table-cell>
          <table:table-cell table:style-name="ce51" office:value-type="float" office:value="4304" calcext:value-type="float">
            <text:p><text:s/>4,304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326356.363636364" calcext:value-type="float">
            <text:p><text:s/>326,356 <text:s/></text:p>
          </table:table-cell>
          <table:table-cell table:style-name="ce52" office:value-type="float" office:value="478656" calcext:value-type="float">
            <text:p><text:s/>478,656 <text:s/></text:p>
          </table:table-cell>
          <table:table-cell table:number-columns-repeated="7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184435.227272727" calcext:value-type="float">
            <text:p><text:s/>184,435 <text:s/></text:p>
          </table:table-cell>
          <table:table-cell table:style-name="ce50" office:value-type="float" office:value="270505" calcext:value-type="float">
            <text:p><text:s/>270,50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184435.227272727" calcext:value-type="float">
            <text:p><text:s/>184,435 <text:s/></text:p>
          </table:table-cell>
          <table:table-cell table:style-name="ce50" office:value-type="float" office:value="270505" calcext:value-type="float">
            <text:p><text:s/>270,50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6年(西元1987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5508951.108" calcext:value-type="float">
            <text:p><text:s/>5,508,951 <text:s/></text:p>
          </table:table-cell>
          <table:table-cell table:style-name="ce49" office:value-type="float" office:value="2827.2" calcext:value-type="float">
            <text:p><text:s/>2,827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3128328" calcext:value-type="float">
            <text:p><text:s/>33,128,32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3128328" calcext:value-type="float">
            <text:p><text:s/>33,128,328 <text:s/></text:p>
          </table:table-cell>
          <table:table-cell table:style-name="ce51" office:value-type="float" office:value="5508951.108" calcext:value-type="float">
            <text:p><text:s/>5,508,951 <text:s/></text:p>
          </table:table-cell>
          <table:table-cell table:style-name="ce51" office:value-type="float" office:value="2827.2" calcext:value-type="float">
            <text:p><text:s/>2,827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3386.175804" calcext:value-type="float">
            <text:p><text:s/>3,38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3128328" calcext:value-type="float">
            <text:p><text:s/>33,128,328 <text:s/></text:p>
          </table:table-cell>
          <table:table-cell table:style-name="ce50" office:value-type="float" office:value="7118241.108" calcext:value-type="float">
            <text:p><text:s/>7,118,241 <text:s/></text:p>
          </table:table-cell>
          <table:table-cell table:style-name="ce50" office:value-type="float" office:value="2827.2" calcext:value-type="float">
            <text:p><text:s/>2,82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33128328" calcext:value-type="float">
            <text:p><text:s/>33,128,328 <text:s/></text:p>
          </table:table-cell>
          <table:table-cell table:style-name="ce50" office:value-type="float" office:value="7118241.108" calcext:value-type="float">
            <text:p><text:s/>7,118,241 <text:s/></text:p>
          </table:table-cell>
          <table:table-cell table:style-name="ce50" office:value-type="float" office:value="2827.2" calcext:value-type="float">
            <text:p><text:s/>2,82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09290" calcext:value-type="float">
            <text:p><text:s/>1,609,29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9179058.901" calcext:value-type="float">
            <text:p><text:s/>69,179,05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09290" calcext:value-type="float">
            <text:p><text:s/>1,609,29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9179058.901" calcext:value-type="float">
            <text:p><text:s/>69,179,059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106836.732" calcext:value-type="float">
            <text:p><text:s/>7,106,83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8470.523" calcext:value-type="float">
            <text:p><text:s/>128,471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858.476" calcext:value-type="float">
            <text:p><text:s/>3,85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402.602" calcext:value-type="float">
            <text:p><text:s/>14,40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54927.128" calcext:value-type="float">
            <text:p><text:s/>1,454,92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29372.003" calcext:value-type="float">
            <text:p><text:s/>3,329,372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75806" calcext:value-type="float">
            <text:p><text:s/>2,175,80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3701741.234196" calcext:value-type="float">
            <text:p><text:s/>3,701,741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58367094.759" calcext:value-type="float">
            <text:p><text:s/>58,367,095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58367094.759" calcext:value-type="float">
            <text:p><text:s/>58,367,09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5445196.584" calcext:value-type="float">
            <text:p><text:s/>35,445,19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2015.87" calcext:value-type="float">
            <text:p><text:s/>92,01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96085.614" calcext:value-type="float">
            <text:p><text:s/>1,996,08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387948.934" calcext:value-type="float">
            <text:p><text:s/>6,387,94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0340.936" calcext:value-type="float">
            <text:p><text:s/>140,34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24790.018" calcext:value-type="float">
            <text:p><text:s/>724,79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98918.103" calcext:value-type="float">
            <text:p><text:s/>2,198,91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7792.15" calcext:value-type="float">
            <text:p><text:s/>127,79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976076.67" calcext:value-type="float">
            <text:p><text:s/>5,976,07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09301.955" calcext:value-type="float">
            <text:p><text:s/>1,609,30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371939.933" calcext:value-type="float">
            <text:p>( 1,371,940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37362.022" calcext:value-type="float">
            <text:p>( 237,362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58260.272" calcext:value-type="float">
            <text:p><text:s/>2,458,26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08514.443" calcext:value-type="float">
            <text:p><text:s/>1,908,514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95444.95" calcext:value-type="float">
            <text:p><text:s/>1,095,44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11904.164" calcext:value-type="float">
            <text:p><text:s/>511,904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1817077.084" calcext:value-type="float">
            <text:p><text:s/>1,817,07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947841.774" calcext:value-type="float">
            <text:p><text:s/>2,947,84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67308.478" calcext:value-type="float">
            <text:p><text:s/>1,767,30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80533.296" calcext:value-type="float">
            <text:p><text:s/>1,180,53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941702.76" calcext:value-type="float">
            <text:p><text:s/>3,941,70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655349.59" calcext:value-type="float">
            <text:p><text:s/>3,655,35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6353.17" calcext:value-type="float">
            <text:p><text:s/>286,35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65036.947" calcext:value-type="float">
            <text:p>( 65,037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66635.098" calcext:value-type="float">
            <text:p><text:s/>1,966,635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921505.373" calcext:value-type="float">
            <text:p><text:s/>921,50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08165.799" calcext:value-type="float">
            <text:p><text:s/>2,508,16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30128.836" calcext:value-type="float">
            <text:p><text:s/>730,12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09267.124" calcext:value-type="float">
            <text:p><text:s/>609,26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37465.949" calcext:value-type="float">
            <text:p><text:s/>637,46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4089.378" calcext:value-type="float">
            <text:p><text:s/>114,089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0563.522" calcext:value-type="float">
            <text:p><text:s/>220,56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0563.522" calcext:value-type="float">
            <text:p><text:s/>220,56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65724.277" calcext:value-type="float">
            <text:p><text:s/>1,765,72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1201.384" calcext:value-type="float">
            <text:p><text:s/>201,201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564522.893" calcext:value-type="float">
            <text:p><text:s/>1,564,52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027688.959" calcext:value-type="float">
            <text:p><text:s/>9,027,68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73365.90673976" calcext:value-type="float">
            <text:p><text:s/>1,073,36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47196.593116148" calcext:value-type="float">
            <text:p><text:s/>447,19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0161.105" calcext:value-type="float">
            <text:p><text:s/>180,16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6583.835" calcext:value-type="float">
            <text:p><text:s/>156,58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6091.355" calcext:value-type="float">
            <text:p><text:s/>286,09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2362.737829297" calcext:value-type="float">
            <text:p><text:s/>242,36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8106.879883315" calcext:value-type="float">
            <text:p><text:s/>98,10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69619.25543148" calcext:value-type="float">
            <text:p><text:s/>1,369,61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37332.116" calcext:value-type="float">
            <text:p><text:s/>1,537,332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3636869.175" calcext:value-type="float">
            <text:p><text:s/>3,636,869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1907921.417" calcext:value-type="float">
            <text:p><text:s/>11,907,92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3128328" calcext:value-type="float">
            <text:p><text:s/>33,128,328 <text:s/></text:p>
          </table:table-cell>
          <table:table-cell table:style-name="ce57" office:value-type="float" office:value="7118241.108" calcext:value-type="float">
            <text:p><text:s/>7,118,241 <text:s/></text:p>
          </table:table-cell>
          <table:table-cell table:style-name="ce57" office:value-type="float" office:value="2827.2" calcext:value-type="float">
            <text:p><text:s/>2,827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33128328" calcext:value-type="float">
            <text:p><text:s/>33,128,328 <text:s/></text:p>
          </table:table-cell>
          <table:table-cell table:style-name="ce57" office:value-type="float" office:value="7118241.108" calcext:value-type="float">
            <text:p><text:s/>7,118,241 <text:s/></text:p>
          </table:table-cell>
          <table:table-cell table:style-name="ce57" office:value-type="float" office:value="2827.2" calcext:value-type="float">
            <text:p><text:s/>2,827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6年(西元1987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4786" calcext:value-type="float">
            <text:p><text:s/>4,786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4786" calcext:value-type="float">
            <text:p><text:s/>4,786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4786" calcext:value-type="float">
            <text:p><text:s/>4,786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4786" calcext:value-type="float">
            <text:p><text:s/>4,786 <text:s/></text:p>
          </table:table-cell>
          <table:table-cell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143.58" calcext:value-type="float">
            <text:p><text:s/>144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43.58" calcext:value-type="float">
            <text:p><text:s/>144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4642.42" calcext:value-type="float">
            <text:p><text:s/>4,642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